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38e6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0738e6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paragraph-rsid="000738e6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rsid="00075243" officeooo:paragraph-rsid="000738e6" style:font-size-asian="12pt" style:font-size-complex="12pt"/>
    </style:style>
    <style:style style:name="P5" style:family="paragraph" style:parent-style-name="Standard">
      <style:text-properties fo:font-size="12pt" officeooo:paragraph-rsid="000738e6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officeooo:rsid="00075243" officeooo:paragraph-rsid="000738e6" style:font-size-asian="20pt"/>
    </style:style>
    <style:style style:name="P7" style:family="paragraph" style:parent-style-name="Standard">
      <style:paragraph-properties fo:text-align="justify" style:justify-single-word="false"/>
      <style:text-properties fo:font-size="20pt" fo:font-weight="bold" officeooo:rsid="000738e6" officeooo:paragraph-rsid="000738e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20pt" fo:font-weight="bold" officeooo:rsid="000738e6" officeooo:paragraph-rsid="000738e6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0738e6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0738e6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738e6" officeooo:paragraph-rsid="000738e6" style:font-size-asian="12.25pt" style:font-weight-asian="normal" style:font-size-complex="14pt" style:font-weight-complex="normal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2pt" officeooo:paragraph-rsid="000738e6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0738e6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20pt" fo:font-weight="bold" officeooo:rsid="000738e6" officeooo:paragraph-rsid="000738e6" style:font-size-asian="20pt" style:font-weight-asian="bold" style:font-size-complex="20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333333" style:font-name="Consolas" fo:font-size="9pt" fo:letter-spacing="normal" fo:font-style="normal" fo:font-weight="normal" officeooo:rsid="000738e6" officeooo:paragraph-rsid="000738e6" fo:background-color="#ffffff" style:font-size-asian="12.25pt" style:font-weight-asian="bold" style:font-size-complex="14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333333" style:font-name="Consolas" fo:font-size="9pt" fo:letter-spacing="normal" fo:font-style="normal" fo:font-weight="normal" officeooo:rsid="000738e6" officeooo:paragraph-rsid="000738e6" fo:background-color="#ffffff" style:font-size-asian="12.25pt" style:font-weight-asian="normal" style:font-size-complex="14pt" style:font-weight-complex="normal" loext:padding-left="0.212cm" loext:padding-right="0cm" loext:padding-top="0cm" loext:padding-bottom="0cm" loext:border-left="0.06pt solid #dddddd" loext:border-right="none" loext:border-top="none" loext:border-bottom="none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8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2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2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99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2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99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23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9933" style:font-name="Consolas" fo:font-size="9pt" fo:letter-spacing="normal" fo:font-style="normal" fo:font-weight="normal" fo:background-color="#f8f8f8" loext:padding-left="0.212cm" loext:padding-right="0cm" loext:padding-top="0cm" loext:padding-bottom="0cm" loext:border-left="0.06pt solid #dddddd" loext:border-right="none" loext:border-top="none" loext:border-bottom="none"/>
    </style:style>
    <style:style style:name="P24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9933" style:font-name="Consolas" fo:font-size="9pt" fo:letter-spacing="normal" fo:font-style="normal" fo:font-weight="normal" fo:background-color="#f8f8f8" loext:padding-left="0.212cm" loext:padding-right="0cm" loext:padding-top="0cm" loext:padding-bottom="0cm" loext:border-left="0.06pt solid #dddddd" loext:border-right="none" loext:border-top="none" loext:border-bottom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5243" style:font-size-asian="12pt" style:font-size-complex="12pt"/>
    </style:style>
    <style:style style:name="T3" style:family="text">
      <style:text-properties officeooo:rsid="000738e6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2pt"/>
    </style:style>
    <style:style style:name="T6" style:family="text">
      <style:text-properties fo:font-size="14pt" fo:language="en" fo:country="US" style:font-size-asian="14pt" style:font-size-complex="12pt"/>
    </style:style>
    <style:style style:name="T7" style:family="text">
      <style:text-properties style:font-name="Symbol" fo:font-size="14pt" style:font-name-asian="Symbol1" style:font-size-asian="14pt" style:font-name-complex="Symbol1"/>
    </style:style>
    <style:style style:name="T8" style:family="text">
      <style:text-properties style:font-name="Symbol" fo:font-size="14pt" style:font-name-asian="Symbol1" style:font-size-asian="14pt" style:font-name-complex="Symbol1" style:font-size-complex="12pt"/>
    </style:style>
    <style:style style:name="T9" style:family="text">
      <style:text-properties style:text-position="super 58%" fo:font-size="14pt" style:font-size-asian="14pt" style:font-size-complex="12pt"/>
    </style:style>
    <style:style style:name="T10" style:family="text">
      <style:text-properties style:text-position="sub 58%" fo:font-size="14pt" style:font-size-asian="14pt" style:font-size-complex="12pt"/>
    </style:style>
    <style:style style:name="T11" style:family="text">
      <style:text-properties fo:color="#b1b100" fo:font-weight="bold"/>
    </style:style>
    <style:style style:name="T12" style:family="text">
      <style:text-properties fo:color="#b1b100" style:font-name="Consolas" fo:font-size="9pt" fo:font-style="normal" fo:font-weight="bold"/>
    </style:style>
    <style:style style:name="T13" style:family="text">
      <style:text-properties fo:color="#339933"/>
    </style:style>
    <style:style style:name="T14" style:family="text">
      <style:text-properties fo:color="#339933" style:font-name="Consolas" fo:font-size="9pt" fo:font-style="normal" fo:font-weight="normal"/>
    </style:style>
    <style:style style:name="T15" style:family="text">
      <style:text-properties style:font-name="Consolas" fo:font-size="9pt" fo:font-style="normal" fo:font-weight="normal"/>
    </style:style>
    <style:style style:name="T16" style:family="text">
      <style:text-properties fo:color="#cc66cc"/>
    </style:style>
    <style:style style:name="T17" style:family="text">
      <style:text-properties fo:color="#cc66cc" style:font-name="Consolas" fo:font-size="9pt" fo:font-style="normal" fo:font-weight="normal"/>
    </style:style>
    <style:style style:name="T18" style:family="text">
      <style:text-properties fo:color="#993333"/>
    </style:style>
    <style:style style:name="T19" style:family="text">
      <style:text-properties fo:color="#993333" style:font-name="Consolas" fo:font-size="9pt" fo:font-style="normal" fo:font-weight="normal"/>
    </style:style>
    <style:style style:name="T20" style:family="text">
      <style:text-properties fo:color="#000066" style:font-name="Consolas" fo:font-size="9pt" fo:font-style="normal" fo:font-weight="normal"/>
    </style:style>
    <style:style style:name="T21" style:family="text">
      <style:text-properties fo:color="#000000" style:font-name="Consolas" fo:font-size="9pt" fo:font-style="normal" fo:font-weight="bold"/>
    </style:style>
    <style:style style:name="T22" style:family="text">
      <style:text-properties officeooo:rsid="00080d5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Санкт-Петербургский национальный исследовательский университет информационных технологий, механики и оптики</text:p>
      <text:p text:style-name="P2">Факультет Программной инженерии и компьютерной техники</text:p>
      <text:p text:style-name="P2">Кафедра Информатики, прикладной математики</text:p>
      <text:p text:style-name="P2">Дисциплина: Программирование интернет приложени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Лабораторная работа №<text:span text:style-name="T3">3</text:span></text:p>
      <text:p text:style-name="P6">Вариант <text:span text:style-name="T22">2</text:span>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>Группа №Р3217</text:p>
      <text:p text:style-name="P3">Работу выполнил:</text:p>
      <text:p text:style-name="P3">Хлопков Д.</text:p>
      <text:p text:style-name="P3">Преподаватель:</text:p>
      <text:p text:style-name="P4">Зинчик A. A.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Санкт-Петербург, 201</text:span><text:span text:style-name="T2">8</text:span><text:span text:style-name="T1"> г.</text:span></text:p>
      <text:p text:style-name="P14"><text:soft-page-break/>Текст задания:</text:p>
      <text:p text:style-name="P13"><text:span text:style-name="T5">Предлагается попарное сравнение различных алгоритмов нахождения минимального по весу остовного дерева в графе </text:span><text:span text:style-name="T6">G</text:span><text:span text:style-name="T5"> = (</text:span><text:span text:style-name="T6">V</text:span><text:span text:style-name="T5">,</text:span><text:span text:style-name="T6"> E</text:span><text:span text:style-name="T5">), имеющего </text:span><text:span text:style-name="T6">n</text:span><text:span text:style-name="T5"> вершин и </text:span><text:span text:style-name="T6">m</text:span><text:span text:style-name="T5"> ребер.</text:span></text:p>
      <text:list xml:id="list3427755625700141573" text:style-name="L1">
        <text:list-item>
          <text:p text:style-name="P10"><text:span text:style-name="T4">А </text:span><text:span text:style-name="T7"></text:span><text:span text:style-name="T4"> алгоритм Прима, </text:span></text:p>
        </text:list-item>
        <text:list-item>
          <text:p text:style-name="P10"><text:span text:style-name="T5">В </text:span><text:span text:style-name="T8"></text:span><text:span text:style-name="T5"> алгоритм Краскала</text:span></text:p>
          <text:p text:style-name="P10"><text:span text:style-name="T6">n</text:span><text:span text:style-name="T5">=100,…,10</text:span><text:span text:style-name="T9">4</text:span><text:span text:style-name="T5"> с шагом 100, </text:span><text:span text:style-name="T6">q</text:span><text:span text:style-name="T5">=1, </text:span><text:span text:style-name="T6">r</text:span><text:span text:style-name="T5">=10</text:span><text:span text:style-name="T9">6</text:span><text:span text:style-name="T5">, количество ребер: а)</text:span><text:span text:style-name="T6">m</text:span><text:span text:style-name="T5">≈</text:span><text:span text:style-name="T6">n</text:span><text:span text:style-name="T9">2</text:span><text:span text:style-name="T5">/10, б)</text:span><text:span text:style-name="T6">m</text:span><text:span text:style-name="T5">≈</text:span><text:span text:style-name="T6">n</text:span><text:span text:style-name="T9">2</text:span><text:span text:style-name="T5"> (нарисовать графики функций </text:span><text:span text:style-name="T6">T</text:span><text:span text:style-name="T10">А</text:span><text:span text:style-name="T5">(</text:span><text:span text:style-name="T6">n</text:span><text:span text:style-name="T5">) и Т</text:span><text:span text:style-name="T10">В</text:span><text:span text:style-name="T5">(</text:span><text:span text:style-name="T6">n</text:span><text:span text:style-name="T5">) для обоих случаев);</text:span></text:p>
        </text:list-item>
      </text:list>
      <text:p text:style-name="P9"><text:span text:style-name="T5"/></text:p>
      <text:p text:style-name="P7">Листниг алгоритмов:</text:p>
      <text:p text:style-name="P11">Краскала:</text:p>
      <text:p text:style-name="P15"><text:span text:style-name="T11">package</text:span> kruskal</text:p>
      <text:list xml:id="list5409686617576028227" text:style-name="L2">
        <text:list-item>
          <text:p text:style-name="P19"> </text:p>
        </text:list-item>
        <text:list-item>
          <text:p text:style-name="P17"><text:span text:style-name="T11">import</text:span> <text:span text:style-name="T13">(</text:span></text:p>
        </text:list-item>
        <text:list-item>
          <text:p text:style-name="P19">    <text:span text:style-name="T17">"AaDSLab3/graph"</text:span></text:p>
        </text:list-item>
        <text:list-item>
          <text:p text:style-name="P19">    <text:span text:style-name="T17">"math/rand"</text:span></text:p>
        </text:list-item>
        <text:list-item>
          <text:p text:style-name="P19">    <text:span text:style-name="T17">"AaDSLab3/set"</text:span></text:p>
        </text:list-item>
        <text:list-item>
          <text:p text:style-name="P21">)</text:p>
        </text:list-item>
        <text:list-item>
          <text:p text:style-name="P19"> </text:p>
        </text:list-item>
        <text:list-item>
          <text:p text:style-name="P17"><text:span text:style-name="T11">type</text:span> EdgeList <text:span text:style-name="T18">struct</text:span> <text:span text:style-name="T13">{</text:span></text:p>
        </text:list-item>
        <text:list-item>
          <text:p text:style-name="P19">    <text:span text:style-name="T15">edges </text:span><text:span text:style-name="T14">[]</text:span><text:span text:style-name="T15">Edge</text:span></text:p>
        </text:list-item>
        <text:list-item>
          <text:p text:style-name="P21">}</text:p>
        </text:list-item>
        <text:list-item>
          <text:p text:style-name="P19"> </text:p>
        </text:list-item>
        <text:list-item>
          <text:p text:style-name="P17"><text:span text:style-name="T11">type</text:span> Path <text:span text:style-name="T18">struct</text:span> <text:span text:style-name="T13">{</text:span></text:p>
        </text:list-item>
        <text:list-item>
          <text:p text:style-name="P19">    <text:span text:style-name="T15">from </text:span><text:span text:style-name="T19">int</text:span></text:p>
        </text:list-item>
        <text:list-item>
          <text:p text:style-name="P19">    <text:span text:style-name="T15">to </text:span><text:span text:style-name="T19">int</text:span></text:p>
        </text:list-item>
        <text:list-item>
          <text:p text:style-name="P21">}</text:p>
        </text:list-item>
        <text:list-item>
          <text:p text:style-name="P17"><text:span text:style-name="T11">type</text:span> Edge <text:span text:style-name="T18">struct</text:span> <text:span text:style-name="T13">{</text:span></text:p>
        </text:list-item>
        <text:list-item>
          <text:p text:style-name="P19">    <text:span text:style-name="T15">weight </text:span><text:span text:style-name="T19">int</text:span></text:p>
        </text:list-item>
        <text:list-item>
          <text:p text:style-name="P19">    <text:span text:style-name="T15">path Path</text:span></text:p>
        </text:list-item>
        <text:list-item>
          <text:p text:style-name="P21">}</text:p>
        </text:list-item>
        <text:list-item>
          <text:p text:style-name="P19"> </text:p>
        </text:list-item>
        <text:list-item>
          <text:p text:style-name="P19"> </text:p>
        </text:list-item>
        <text:list-item>
          <text:p text:style-name="P17"><text:span text:style-name="T18">func</text:span> ConvertToEdgeList<text:span text:style-name="T13">(</text:span>gr <text:span text:style-name="T13">*</text:span>graph<text:span text:style-name="T13">.</text:span>Graph<text:span text:style-name="T13">)</text:span> <text:span text:style-name="T13">*</text:span>EdgeList<text:span text:style-name="T13">{</text:span></text:p>
        </text:list-item>
        <text:list-item>
          <text:p text:style-name="P19">    <text:span text:style-name="T15">matrix </text:span><text:span text:style-name="T14">:=</text:span><text:span text:style-name="T15"> gr</text:span><text:span text:style-name="T14">.</text:span><text:span text:style-name="T15">GetMatrix</text:span><text:span text:style-name="T14">()</text:span></text:p>
        </text:list-item>
        <text:list-item>
          <text:p text:style-name="P19">    <text:span text:style-name="T15">n </text:span><text:span text:style-name="T14">:=</text:span><text:span text:style-name="T15"> gr</text:span><text:span text:style-name="T14">.</text:span><text:span text:style-name="T15">GetVertexesCount</text:span><text:span text:style-name="T14">()</text:span></text:p>
        </text:list-item>
        <text:list-item>
          <text:p text:style-name="P19">    <text:span text:style-name="T15">edgeList </text:span><text:span text:style-name="T14">:=</text:span><text:span text:style-name="T15"> EdgeList</text:span><text:span text:style-name="T14">{</text:span></text:p>
        </text:list-item>
        <text:list-item>
          <text:p text:style-name="P19">        <text:span text:style-name="T15">edges</text:span><text:span text:style-name="T14">:[]</text:span><text:span text:style-name="T15">Edge</text:span><text:span text:style-name="T14">{},</text:span></text:p>
        </text:list-item>
        <text:list-item>
          <text:p text:style-name="P19">    <text:span text:style-name="T14">}</text:span></text:p>
        </text:list-item>
        <text:list-item>
          <text:p text:style-name="P19">    <text:span text:style-name="T12">for</text:span><text:span text:style-name="T15"> i</text:span><text:span text:style-name="T14">:=</text:span><text:span text:style-name="T17">0</text:span><text:span text:style-name="T14">;</text:span><text:span text:style-name="T15"> i&lt;n</text:span><text:span text:style-name="T14">;</text:span><text:span text:style-name="T15"> i</text:span><text:span text:style-name="T14">++{</text:span></text:p>
        </text:list-item>
        <text:list-item>
          <text:p text:style-name="P19">        <text:span text:style-name="T12">for</text:span><text:span text:style-name="T15"> j</text:span><text:span text:style-name="T14">:=</text:span><text:span text:style-name="T15">i</text:span><text:span text:style-name="T14">;</text:span><text:span text:style-name="T15"> j&lt;n</text:span><text:span text:style-name="T14">;</text:span><text:span text:style-name="T15"> j</text:span><text:span text:style-name="T14">++{</text:span></text:p>
        </text:list-item>
        <text:list-item>
          <text:p text:style-name="P19">            <text:span text:style-name="T12">if</text:span><text:span text:style-name="T15"> matrix</text:span><text:span text:style-name="T14">[</text:span><text:span text:style-name="T15">i</text:span><text:span text:style-name="T14">][</text:span><text:span text:style-name="T15">j</text:span><text:span text:style-name="T14">]</text:span><text:span text:style-name="T15"> </text:span><text:span text:style-name="T14">!=</text:span><text:span text:style-name="T15"> </text:span><text:span text:style-name="T17">0</text:span><text:span text:style-name="T14">{</text:span></text:p>
        </text:list-item>
        <text:list-item>
          <text:p text:style-name="P19">                <text:span text:style-name="T15">newEdge </text:span><text:span text:style-name="T14">:=</text:span><text:span text:style-name="T15"> Edge</text:span><text:span text:style-name="T14">{</text:span></text:p>
        </text:list-item>
        <text:list-item>
          <text:p text:style-name="P19">                    <text:span text:style-name="T15">weight</text:span><text:span text:style-name="T14">:</text:span><text:span text:style-name="T15">matrix</text:span><text:span text:style-name="T14">[</text:span><text:span text:style-name="T15">i</text:span><text:span text:style-name="T14">][</text:span><text:span text:style-name="T15">j</text:span><text:span text:style-name="T14">],</text:span></text:p>
        </text:list-item>
        <text:list-item>
          <text:p text:style-name="P19">                    <text:span text:style-name="T15">path</text:span><text:span text:style-name="T14">:</text:span><text:span text:style-name="T15">Path</text:span><text:span text:style-name="T14">{</text:span></text:p>
        </text:list-item>
        <text:list-item>
          <text:p text:style-name="P19"><text:soft-page-break/>                        <text:span text:style-name="T15">from</text:span><text:span text:style-name="T14">:</text:span><text:span text:style-name="T15"> i</text:span><text:span text:style-name="T14">,</text:span></text:p>
        </text:list-item>
        <text:list-item>
          <text:p text:style-name="P19">                        <text:span text:style-name="T15">to</text:span><text:span text:style-name="T14">:</text:span><text:span text:style-name="T15"> j</text:span><text:span text:style-name="T14">,</text:span></text:p>
        </text:list-item>
        <text:list-item>
          <text:p text:style-name="P19">                    <text:span text:style-name="T14">},</text:span></text:p>
        </text:list-item>
        <text:list-item>
          <text:p text:style-name="P19">                <text:span text:style-name="T14">}</text:span></text:p>
        </text:list-item>
        <text:list-item>
          <text:p text:style-name="P19">                <text:span text:style-name="T15">edgeList</text:span><text:span text:style-name="T14">.</text:span><text:span text:style-name="T15">edges </text:span><text:span text:style-name="T14">=</text:span><text:span text:style-name="T15"> append</text:span><text:span text:style-name="T14">(</text:span><text:span text:style-name="T15">edgeList</text:span><text:span text:style-name="T14">.</text:span><text:span text:style-name="T15">edges</text:span><text:span text:style-name="T14">,</text:span><text:span text:style-name="T15"> newEdge</text:span><text:span text:style-name="T14">)</text:span></text:p>
        </text:list-item>
        <text:list-item>
          <text:p text:style-name="P19">            <text:span text:style-name="T14">}</text:span></text:p>
        </text:list-item>
        <text:list-item>
          <text:p text:style-name="P19">        <text:span text:style-name="T14">}</text:span></text:p>
        </text:list-item>
        <text:list-item>
          <text:p text:style-name="P19">    <text:span text:style-name="T14">}</text:span></text:p>
        </text:list-item>
        <text:list-item>
          <text:p text:style-name="P19">    <text:span text:style-name="T12">return</text:span><text:span text:style-name="T15"> &amp;edgeList</text:span></text:p>
        </text:list-item>
        <text:list-item>
          <text:p text:style-name="P21">}</text:p>
        </text:list-item>
        <text:list-item>
          <text:p text:style-name="P19"> </text:p>
        </text:list-item>
        <text:list-item>
          <text:p text:style-name="P17"><text:span text:style-name="T18">func</text:span> <text:span text:style-name="T13">(</text:span>edgeList <text:span text:style-name="T13">*</text:span>EdgeList<text:span text:style-name="T13">)</text:span>swap<text:span text:style-name="T13">(</text:span>aIndex <text:span text:style-name="T18">int</text:span><text:span text:style-name="T13">,</text:span> bIndex <text:span text:style-name="T18">int</text:span><text:span text:style-name="T13">){</text:span></text:p>
        </text:list-item>
        <text:list-item>
          <text:p text:style-name="P19">    <text:span text:style-name="T15">t</text:span><text:span text:style-name="T14">:=</text:span><text:span text:style-name="T15">edgeList</text:span><text:span text:style-name="T14">.</text:span><text:span text:style-name="T15">edges</text:span><text:span text:style-name="T14">[</text:span><text:span text:style-name="T15">aIndex</text:span><text:span text:style-name="T14">]</text:span></text:p>
        </text:list-item>
        <text:list-item>
          <text:p text:style-name="P19">    <text:span text:style-name="T15">edgeList</text:span><text:span text:style-name="T14">.</text:span><text:span text:style-name="T15">edges</text:span><text:span text:style-name="T14">[</text:span><text:span text:style-name="T15">aIndex</text:span><text:span text:style-name="T14">]</text:span><text:span text:style-name="T15"> </text:span><text:span text:style-name="T14">=</text:span><text:span text:style-name="T15"> edgeList</text:span><text:span text:style-name="T14">.</text:span><text:span text:style-name="T15">edges</text:span><text:span text:style-name="T14">[</text:span><text:span text:style-name="T15">bIndex</text:span><text:span text:style-name="T14">]</text:span></text:p>
        </text:list-item>
        <text:list-item>
          <text:p text:style-name="P19">    <text:span text:style-name="T15">edgeList</text:span><text:span text:style-name="T14">.</text:span><text:span text:style-name="T15">edges</text:span><text:span text:style-name="T14">[</text:span><text:span text:style-name="T15">bIndex</text:span><text:span text:style-name="T14">]=</text:span><text:span text:style-name="T15">t</text:span></text:p>
        </text:list-item>
        <text:list-item>
          <text:p text:style-name="P21">}</text:p>
        </text:list-item>
        <text:list-item>
          <text:p text:style-name="P19"> </text:p>
        </text:list-item>
        <text:list-item>
          <text:p text:style-name="P17"><text:span text:style-name="T18">func</text:span> <text:span text:style-name="T13">(</text:span>edgeList <text:span text:style-name="T13">*</text:span>EdgeList<text:span text:style-name="T13">)</text:span>quickSort<text:span text:style-name="T13">(</text:span>left <text:span text:style-name="T18">int</text:span><text:span text:style-name="T13">,</text:span> right <text:span text:style-name="T18">int</text:span><text:span text:style-name="T13">)</text:span>  <text:span text:style-name="T13">{</text:span></text:p>
        </text:list-item>
        <text:list-item>
          <text:p text:style-name="P19">    <text:span text:style-name="T12">if</text:span><text:span text:style-name="T14">(</text:span><text:span text:style-name="T15">left&lt;right</text:span><text:span text:style-name="T14">){</text:span></text:p>
        </text:list-item>
        <text:list-item>
          <text:p text:style-name="P19">        <text:span text:style-name="T15">pivotIndex</text:span><text:span text:style-name="T14">:=</text:span><text:span text:style-name="T15">rand</text:span><text:span text:style-name="T14">.</text:span><text:span text:style-name="T15">Intn</text:span><text:span text:style-name="T14">(</text:span><text:span text:style-name="T15">right</text:span><text:span text:style-name="T14">-</text:span><text:span text:style-name="T15">left</text:span><text:span text:style-name="T14">)</text:span><text:span text:style-name="T15"> </text:span><text:span text:style-name="T14">+</text:span><text:span text:style-name="T15"> left</text:span></text:p>
        </text:list-item>
        <text:list-item>
          <text:p text:style-name="P19">        <text:span text:style-name="T15">pivotIndex </text:span><text:span text:style-name="T14">=</text:span><text:span text:style-name="T15"> edgeList</text:span><text:span text:style-name="T14">.</text:span><text:span text:style-name="T15">partition</text:span><text:span text:style-name="T14">(</text:span><text:span text:style-name="T15">left</text:span><text:span text:style-name="T14">,</text:span><text:span text:style-name="T15"> right</text:span><text:span text:style-name="T14">,</text:span><text:span text:style-name="T15"> pivotIndex</text:span><text:span text:style-name="T14">)</text:span></text:p>
        </text:list-item>
        <text:list-item>
          <text:p text:style-name="P19">        <text:span text:style-name="T15">edgeList</text:span><text:span text:style-name="T14">.</text:span><text:span text:style-name="T15">quickSort</text:span><text:span text:style-name="T14">(</text:span><text:span text:style-name="T15">left</text:span><text:span text:style-name="T14">,</text:span><text:span text:style-name="T15"> pivotIndex</text:span><text:span text:style-name="T14">-</text:span><text:span text:style-name="T17">1</text:span><text:span text:style-name="T14">)</text:span></text:p>
        </text:list-item>
        <text:list-item>
          <text:p text:style-name="P19">        <text:span text:style-name="T15">edgeList</text:span><text:span text:style-name="T14">.</text:span><text:span text:style-name="T15">quickSort</text:span><text:span text:style-name="T14">(</text:span><text:span text:style-name="T15">pivotIndex</text:span><text:span text:style-name="T14">+</text:span><text:span text:style-name="T17">1</text:span><text:span text:style-name="T14">,</text:span><text:span text:style-name="T15"> right</text:span><text:span text:style-name="T14">)</text:span></text:p>
        </text:list-item>
        <text:list-item>
          <text:p text:style-name="P19">    <text:span text:style-name="T14">}</text:span></text:p>
        </text:list-item>
        <text:list-item>
          <text:p text:style-name="P21">}</text:p>
        </text:list-item>
        <text:list-item>
          <text:p text:style-name="P19"> </text:p>
        </text:list-item>
        <text:list-item>
          <text:p text:style-name="P17"><text:span text:style-name="T18">func</text:span> <text:span text:style-name="T13">(</text:span>edgeList <text:span text:style-name="T13">*</text:span>EdgeList<text:span text:style-name="T13">)</text:span>partition<text:span text:style-name="T13">(</text:span>left <text:span text:style-name="T18">int</text:span><text:span text:style-name="T13">,</text:span> right <text:span text:style-name="T18">int</text:span><text:span text:style-name="T13">,</text:span> pivotIndex <text:span text:style-name="T18">int</text:span><text:span text:style-name="T13">)</text:span> <text:span text:style-name="T18">int</text:span> <text:span text:style-name="T13">{</text:span></text:p>
        </text:list-item>
        <text:list-item>
          <text:p text:style-name="P19">    <text:span text:style-name="T15">pivotValue</text:span><text:span text:style-name="T14">:=</text:span><text:span text:style-name="T15">edgeList</text:span><text:span text:style-name="T14">.</text:span><text:span text:style-name="T15">edges</text:span><text:span text:style-name="T14">[</text:span><text:span text:style-name="T15">pivotIndex</text:span><text:span text:style-name="T14">].</text:span><text:span text:style-name="T15">weight</text:span></text:p>
        </text:list-item>
        <text:list-item>
          <text:p text:style-name="P19">    <text:span text:style-name="T15">edgeList</text:span><text:span text:style-name="T14">.</text:span><text:span text:style-name="T15">swap</text:span><text:span text:style-name="T14">(</text:span><text:span text:style-name="T15">pivotIndex</text:span><text:span text:style-name="T14">,</text:span><text:span text:style-name="T15"> right</text:span><text:span text:style-name="T14">)</text:span></text:p>
        </text:list-item>
        <text:list-item>
          <text:p text:style-name="P19">    <text:span text:style-name="T15">tempIndex</text:span><text:span text:style-name="T14">:=</text:span><text:span text:style-name="T15">left</text:span></text:p>
        </text:list-item>
        <text:list-item>
          <text:p text:style-name="P19">    <text:span text:style-name="T12">for</text:span><text:span text:style-name="T15"> i</text:span><text:span text:style-name="T14">:=</text:span><text:span text:style-name="T15">left</text:span><text:span text:style-name="T14">;</text:span><text:span text:style-name="T15"> i&lt;right</text:span><text:span text:style-name="T14">;</text:span><text:span text:style-name="T15">i</text:span><text:span text:style-name="T14">++{</text:span></text:p>
        </text:list-item>
        <text:list-item>
          <text:p text:style-name="P19">        <text:span text:style-name="T12">if</text:span><text:span text:style-name="T15"> edgeList</text:span><text:span text:style-name="T14">.</text:span><text:span text:style-name="T15">edges</text:span><text:span text:style-name="T14">[</text:span><text:span text:style-name="T15">i</text:span><text:span text:style-name="T14">].</text:span><text:span text:style-name="T15">weight&lt;pivotValue</text:span><text:span text:style-name="T14">{</text:span></text:p>
        </text:list-item>
        <text:list-item>
          <text:p text:style-name="P19">            <text:span text:style-name="T15">edgeList</text:span><text:span text:style-name="T14">.</text:span><text:span text:style-name="T15">swap</text:span><text:span text:style-name="T14">(</text:span><text:span text:style-name="T15">i</text:span><text:span text:style-name="T14">,</text:span><text:span text:style-name="T15"> tempIndex</text:span><text:span text:style-name="T14">)</text:span></text:p>
        </text:list-item>
        <text:list-item>
          <text:p text:style-name="P19">            <text:span text:style-name="T15">tempIndex</text:span><text:span text:style-name="T14">+=</text:span><text:span text:style-name="T17">1</text:span></text:p>
        </text:list-item>
        <text:list-item>
          <text:p text:style-name="P19">        <text:span text:style-name="T14">}</text:span></text:p>
        </text:list-item>
        <text:list-item>
          <text:p text:style-name="P19">    <text:span text:style-name="T14">}</text:span></text:p>
        </text:list-item>
        <text:list-item>
          <text:p text:style-name="P19">    <text:span text:style-name="T15">edgeList</text:span><text:span text:style-name="T14">.</text:span><text:span text:style-name="T15">swap</text:span><text:span text:style-name="T14">(</text:span><text:span text:style-name="T15">tempIndex</text:span><text:span text:style-name="T14">,</text:span><text:span text:style-name="T15">right</text:span><text:span text:style-name="T14">)</text:span></text:p>
        </text:list-item>
        <text:list-item>
          <text:p text:style-name="P19">    <text:span text:style-name="T12">return</text:span><text:span text:style-name="T15"> tempIndex</text:span></text:p>
        </text:list-item>
        <text:list-item>
          <text:p text:style-name="P21">}</text:p>
        </text:list-item>
        <text:list-item>
          <text:p text:style-name="P19"> </text:p>
        </text:list-item>
        <text:list-item>
          <text:p text:style-name="P17"><text:span text:style-name="T18">func</text:span> <text:span text:style-name="T13">(</text:span>graph <text:span text:style-name="T13">*</text:span>EdgeList<text:span text:style-name="T13">)</text:span>KruskalAlg<text:span text:style-name="T13">(</text:span>n <text:span text:style-name="T18">int</text:span><text:span text:style-name="T13">)</text:span> <text:span text:style-name="T18">int</text:span><text:span text:style-name="T13">{</text:span></text:p>
        </text:list-item>
        <text:list-item>
          <text:p text:style-name="P19">    <text:span text:style-name="T12">var</text:span><text:span text:style-name="T15"> res </text:span><text:span text:style-name="T14">[]</text:span><text:span text:style-name="T15">Edge</text:span></text:p>
        </text:list-item>
        <text:list-item>
          <text:p text:style-name="P19">    <text:span text:style-name="T15">m </text:span><text:span text:style-name="T14">:=</text:span><text:span text:style-name="T15"> </text:span><text:span text:style-name="T20">len</text:span><text:span text:style-name="T14">(</text:span><text:span text:style-name="T15">graph</text:span><text:span text:style-name="T14">.</text:span><text:span text:style-name="T15">edges</text:span><text:span text:style-name="T14">)</text:span></text:p>
        </text:list-item>
        <text:list-item>
          <text:p text:style-name="P19">    <text:span text:style-name="T12">var</text:span><text:span text:style-name="T15"> cost </text:span><text:span text:style-name="T19">int</text:span><text:span text:style-name="T15"> </text:span><text:span text:style-name="T14">=</text:span><text:span text:style-name="T15"> </text:span><text:span text:style-name="T17">0</text:span></text:p>
        </text:list-item>
        <text:list-item>
          <text:p text:style-name="P19">    <text:span text:style-name="T15">graph</text:span><text:span text:style-name="T14">.</text:span><text:span text:style-name="T15">quickSort</text:span><text:span text:style-name="T14">(</text:span><text:span text:style-name="T17">0</text:span><text:span text:style-name="T14">,</text:span><text:span text:style-name="T15"> m </text:span><text:span text:style-name="T14">-</text:span><text:span text:style-name="T15"> </text:span><text:span text:style-name="T17">1</text:span><text:span text:style-name="T14">)</text:span></text:p>
        </text:list-item>
        <text:list-item>
          <text:p text:style-name="P19">    <text:span text:style-name="T12">var</text:span><text:span text:style-name="T15"> setStruct </text:span><text:span text:style-name="T14">=</text:span><text:span text:style-name="T15"> set</text:span><text:span text:style-name="T14">.</text:span><text:span text:style-name="T15">NewSet</text:span><text:span text:style-name="T14">(</text:span><text:span text:style-name="T15">n</text:span><text:span text:style-name="T14">)</text:span></text:p>
        </text:list-item>
        <text:list-item>
          <text:p text:style-name="P19"><text:soft-page-break/>    <text:span text:style-name="T12">for</text:span><text:span text:style-name="T15"> i </text:span><text:span text:style-name="T14">:=</text:span><text:span text:style-name="T15"> </text:span><text:span text:style-name="T17">0</text:span><text:span text:style-name="T14">;</text:span><text:span text:style-name="T15"> i &lt; m</text:span><text:span text:style-name="T14">;</text:span><text:span text:style-name="T15"> i</text:span><text:span text:style-name="T14">++{</text:span></text:p>
        </text:list-item>
        <text:list-item>
          <text:p text:style-name="P19">        <text:span text:style-name="T15">a </text:span><text:span text:style-name="T14">:=</text:span><text:span text:style-name="T15"> graph</text:span><text:span text:style-name="T14">.</text:span><text:span text:style-name="T15">edges</text:span><text:span text:style-name="T14">[</text:span><text:span text:style-name="T15">i</text:span><text:span text:style-name="T14">].</text:span><text:span text:style-name="T15">path</text:span><text:span text:style-name="T14">.</text:span><text:span text:style-name="T15">from</text:span></text:p>
        </text:list-item>
        <text:list-item>
          <text:p text:style-name="P19">        <text:span text:style-name="T15">b </text:span><text:span text:style-name="T14">:=</text:span><text:span text:style-name="T15"> graph</text:span><text:span text:style-name="T14">.</text:span><text:span text:style-name="T15">edges</text:span><text:span text:style-name="T14">[</text:span><text:span text:style-name="T15">i</text:span><text:span text:style-name="T14">].</text:span><text:span text:style-name="T15">path</text:span><text:span text:style-name="T14">.</text:span><text:span text:style-name="T15">to</text:span></text:p>
        </text:list-item>
        <text:list-item>
          <text:p text:style-name="P19">        <text:span text:style-name="T15">w </text:span><text:span text:style-name="T14">:=</text:span><text:span text:style-name="T15"> graph</text:span><text:span text:style-name="T14">.</text:span><text:span text:style-name="T15">edges</text:span><text:span text:style-name="T14">[</text:span><text:span text:style-name="T15">i</text:span><text:span text:style-name="T14">].</text:span><text:span text:style-name="T15">weight</text:span></text:p>
        </text:list-item>
        <text:list-item>
          <text:p text:style-name="P19">        <text:span text:style-name="T12">if</text:span><text:span text:style-name="T15"> setStruct</text:span><text:span text:style-name="T14">.</text:span><text:span text:style-name="T15">Get</text:span><text:span text:style-name="T14">(</text:span><text:span text:style-name="T15">a</text:span><text:span text:style-name="T14">)</text:span><text:span text:style-name="T15"> </text:span><text:span text:style-name="T14">!=</text:span><text:span text:style-name="T15"> setStruct</text:span><text:span text:style-name="T14">.</text:span><text:span text:style-name="T15">Get</text:span><text:span text:style-name="T14">(</text:span><text:span text:style-name="T15">b</text:span><text:span text:style-name="T14">){</text:span></text:p>
        </text:list-item>
        <text:list-item>
          <text:p text:style-name="P19">            <text:span text:style-name="T15">cost </text:span><text:span text:style-name="T14">+=</text:span><text:span text:style-name="T15"> w</text:span></text:p>
        </text:list-item>
        <text:list-item>
          <text:p text:style-name="P19">            <text:span text:style-name="T15">res </text:span><text:span text:style-name="T14">=</text:span><text:span text:style-name="T15"> append</text:span><text:span text:style-name="T14">(</text:span><text:span text:style-name="T15">res</text:span><text:span text:style-name="T14">,</text:span><text:span text:style-name="T15"> graph</text:span><text:span text:style-name="T14">.</text:span><text:span text:style-name="T15">edges</text:span><text:span text:style-name="T14">[</text:span><text:span text:style-name="T15">i</text:span><text:span text:style-name="T14">])</text:span></text:p>
        </text:list-item>
        <text:list-item>
          <text:p text:style-name="P19">            <text:span text:style-name="T15">setStruct</text:span><text:span text:style-name="T14">.</text:span><text:span text:style-name="T15">Unite</text:span><text:span text:style-name="T14">(</text:span><text:span text:style-name="T15">a</text:span><text:span text:style-name="T14">,</text:span><text:span text:style-name="T15"> b</text:span><text:span text:style-name="T14">)</text:span></text:p>
        </text:list-item>
        <text:list-item>
          <text:p text:style-name="P19">        <text:span text:style-name="T14">}</text:span></text:p>
        </text:list-item>
        <text:list-item>
          <text:p text:style-name="P19">    <text:span text:style-name="T14">}</text:span></text:p>
        </text:list-item>
        <text:list-item>
          <text:p text:style-name="P19">    <text:span text:style-name="T12">return</text:span><text:span text:style-name="T15"> cost</text:span></text:p>
        </text:list-item>
        <text:list-item>
          <text:p text:style-name="P23">}</text:p>
        </text:list-item>
      </text:list>
      <text:p text:style-name="P11">Прима:</text:p>
      <text:p text:style-name="P16"><text:span text:style-name="T11">package</text:span> prima</text:p>
      <text:list xml:id="list827778609770184862" text:style-name="L3">
        <text:list-item>
          <text:p text:style-name="P20"> </text:p>
        </text:list-item>
        <text:list-item>
          <text:p text:style-name="P18"><text:span text:style-name="T11">import</text:span> <text:span text:style-name="T16">"AaDSLab3/graph"</text:span></text:p>
        </text:list-item>
        <text:list-item>
          <text:p text:style-name="P20"> </text:p>
        </text:list-item>
        <text:list-item>
          <text:p text:style-name="P18"><text:span text:style-name="T11">type</text:span> Edge <text:span text:style-name="T18">struct</text:span> <text:span text:style-name="T13">{</text:span></text:p>
        </text:list-item>
        <text:list-item>
          <text:p text:style-name="P20">    <text:span text:style-name="T15">weight </text:span><text:span text:style-name="T19">int</text:span></text:p>
        </text:list-item>
        <text:list-item>
          <text:p text:style-name="P20">    <text:span text:style-name="T15">to </text:span><text:span text:style-name="T19">int</text:span></text:p>
        </text:list-item>
        <text:list-item>
          <text:p text:style-name="P22">}</text:p>
        </text:list-item>
        <text:list-item>
          <text:p text:style-name="P20"> </text:p>
        </text:list-item>
        <text:list-item>
          <text:p text:style-name="P18"><text:span text:style-name="T18">func</text:span> <text:span text:style-name="T13">(</text:span>e <text:span text:style-name="T13">*</text:span>Edge<text:span text:style-name="T13">)</text:span>GetWeight<text:span text:style-name="T13">()</text:span> <text:span text:style-name="T18">int</text:span><text:span text:style-name="T13">{</text:span></text:p>
        </text:list-item>
        <text:list-item>
          <text:p text:style-name="P20">    <text:span text:style-name="T12">return</text:span><text:span text:style-name="T15"> e</text:span><text:span text:style-name="T14">.</text:span><text:span text:style-name="T15">weight</text:span></text:p>
        </text:list-item>
        <text:list-item>
          <text:p text:style-name="P22">}</text:p>
        </text:list-item>
        <text:list-item>
          <text:p text:style-name="P18"><text:span text:style-name="T18">func</text:span> <text:span text:style-name="T13">(</text:span>e <text:span text:style-name="T13">*</text:span>Edge<text:span text:style-name="T13">)</text:span>GetTo<text:span text:style-name="T13">()</text:span> <text:span text:style-name="T18">int</text:span><text:span text:style-name="T13">{</text:span></text:p>
        </text:list-item>
        <text:list-item>
          <text:p text:style-name="P20">    <text:span text:style-name="T12">return</text:span><text:span text:style-name="T15"> e</text:span><text:span text:style-name="T14">.</text:span><text:span text:style-name="T15">to</text:span></text:p>
        </text:list-item>
        <text:list-item>
          <text:p text:style-name="P22">}</text:p>
        </text:list-item>
        <text:list-item>
          <text:p text:style-name="P20"> </text:p>
        </text:list-item>
        <text:list-item>
          <text:p text:style-name="P18"><text:span text:style-name="T18">func</text:span> PrimaAlg<text:span text:style-name="T13">(</text:span>graph <text:span text:style-name="T13">*</text:span>graph<text:span text:style-name="T13">.</text:span>Graph<text:span text:style-name="T13">)</text:span> <text:span text:style-name="T18">int</text:span><text:span text:style-name="T13">{</text:span></text:p>
        </text:list-item>
        <text:list-item>
          <text:p text:style-name="P20">    <text:span text:style-name="T15">w </text:span><text:span text:style-name="T14">:=</text:span><text:span text:style-name="T15"> graph</text:span><text:span text:style-name="T14">.</text:span><text:span text:style-name="T15">GetMatrix</text:span><text:span text:style-name="T14">()</text:span></text:p>
        </text:list-item>
        <text:list-item>
          <text:p text:style-name="P20">    <text:span text:style-name="T15">n </text:span><text:span text:style-name="T14">:=</text:span><text:span text:style-name="T15"> graph</text:span><text:span text:style-name="T14">.</text:span><text:span text:style-name="T15">GetVertexesCount</text:span><text:span text:style-name="T14">()</text:span></text:p>
        </text:list-item>
        <text:list-item>
          <text:p text:style-name="P20">    <text:span text:style-name="T15">cost</text:span><text:span text:style-name="T14">:=</text:span><text:span text:style-name="T17">0</text:span></text:p>
        </text:list-item>
        <text:list-item>
          <text:p text:style-name="P20">    <text:span text:style-name="T12">const</text:span><text:span text:style-name="T15"> INF </text:span><text:span text:style-name="T19">int</text:span><text:span text:style-name="T15"> </text:span><text:span text:style-name="T14">=</text:span><text:span text:style-name="T15"> </text:span><text:span text:style-name="T19">int</text:span><text:span text:style-name="T14">(^(</text:span><text:span text:style-name="T19">uint</text:span><text:span text:style-name="T14">(</text:span><text:span text:style-name="T17">0</text:span><text:span text:style-name="T14">))</text:span><text:span text:style-name="T15">&gt;&gt;</text:span><text:span text:style-name="T17">1</text:span><text:span text:style-name="T14">)</text:span></text:p>
        </text:list-item>
        <text:list-item>
          <text:p text:style-name="P20">    <text:span text:style-name="T15">dist </text:span><text:span text:style-name="T14">:=</text:span><text:span text:style-name="T15"> </text:span><text:span text:style-name="T20">make</text:span><text:span text:style-name="T14">([]</text:span><text:span text:style-name="T15">Edge</text:span><text:span text:style-name="T14">,</text:span><text:span text:style-name="T15"> n</text:span><text:span text:style-name="T14">)</text:span></text:p>
        </text:list-item>
        <text:list-item>
          <text:p text:style-name="P20">    <text:span text:style-name="T15">used </text:span><text:span text:style-name="T14">:=</text:span><text:span text:style-name="T15"> </text:span><text:span text:style-name="T20">make</text:span><text:span text:style-name="T14">([]</text:span><text:span text:style-name="T19">bool</text:span><text:span text:style-name="T14">,</text:span><text:span text:style-name="T15"> n</text:span><text:span text:style-name="T14">)</text:span></text:p>
        </text:list-item>
        <text:list-item>
          <text:p text:style-name="P20">    <text:span text:style-name="T12">for</text:span><text:span text:style-name="T15"> i</text:span><text:span text:style-name="T14">:=</text:span><text:span text:style-name="T17">0</text:span><text:span text:style-name="T14">;</text:span><text:span text:style-name="T15"> i&lt;n</text:span><text:span text:style-name="T14">;</text:span><text:span text:style-name="T15"> i</text:span><text:span text:style-name="T14">++{</text:span></text:p>
        </text:list-item>
        <text:list-item>
          <text:p text:style-name="P20">        <text:span text:style-name="T15">dist</text:span><text:span text:style-name="T14">[</text:span><text:span text:style-name="T15">i</text:span><text:span text:style-name="T14">].</text:span><text:span text:style-name="T15">weight </text:span><text:span text:style-name="T14">=</text:span><text:span text:style-name="T15"> INF</text:span></text:p>
        </text:list-item>
        <text:list-item>
          <text:p text:style-name="P20">        <text:span text:style-name="T15">used</text:span><text:span text:style-name="T14">[</text:span><text:span text:style-name="T15">i</text:span><text:span text:style-name="T14">]</text:span><text:span text:style-name="T15"> </text:span><text:span text:style-name="T14">=</text:span><text:span text:style-name="T15"> </text:span><text:span text:style-name="T21">false</text:span></text:p>
        </text:list-item>
        <text:list-item>
          <text:p text:style-name="P20">    <text:span text:style-name="T14">}</text:span></text:p>
        </text:list-item>
        <text:list-item>
          <text:p text:style-name="P20">    <text:span text:style-name="T15">dist</text:span><text:span text:style-name="T14">[</text:span><text:span text:style-name="T17">0</text:span><text:span text:style-name="T14">]</text:span><text:span text:style-name="T15"> </text:span><text:span text:style-name="T14">=</text:span><text:span text:style-name="T15"> Edge</text:span><text:span text:style-name="T14">{</text:span></text:p>
        </text:list-item>
        <text:list-item>
          <text:p text:style-name="P20">        <text:span text:style-name="T15">weight</text:span><text:span text:style-name="T14">:</text:span><text:span text:style-name="T17">0</text:span><text:span text:style-name="T14">,</text:span></text:p>
        </text:list-item>
        <text:list-item>
          <text:p text:style-name="P20">        <text:span text:style-name="T15">to</text:span><text:span text:style-name="T14">:</text:span><text:span text:style-name="T15"> </text:span><text:span text:style-name="T17">0</text:span><text:span text:style-name="T14">,</text:span></text:p>
        </text:list-item>
        <text:list-item>
          <text:p text:style-name="P20">    <text:span text:style-name="T14">}</text:span></text:p>
        </text:list-item>
        <text:list-item>
          <text:p text:style-name="P20">    <text:span text:style-name="T12">for</text:span><text:span text:style-name="T15"> i</text:span><text:span text:style-name="T14">:=</text:span><text:span text:style-name="T17">0</text:span><text:span text:style-name="T14">;</text:span><text:span text:style-name="T15"> i&lt;n</text:span><text:span text:style-name="T14">;</text:span><text:span text:style-name="T15"> i</text:span><text:span text:style-name="T14">++{</text:span></text:p>
        </text:list-item>
        <text:list-item>
          <text:p text:style-name="P20">        <text:span text:style-name="T15">minDist </text:span><text:span text:style-name="T14">:=</text:span><text:span text:style-name="T15"> INF</text:span></text:p>
        </text:list-item>
        <text:list-item>
          <text:p text:style-name="P20"><text:soft-page-break/>        <text:span text:style-name="T15">u </text:span><text:span text:style-name="T14">:=</text:span><text:span text:style-name="T15"> </text:span><text:span text:style-name="T17">0</text:span></text:p>
        </text:list-item>
        <text:list-item>
          <text:p text:style-name="P20">        <text:span text:style-name="T15">changed</text:span><text:span text:style-name="T14">:=</text:span><text:span text:style-name="T21">false</text:span></text:p>
        </text:list-item>
        <text:list-item>
          <text:p text:style-name="P20">        <text:span text:style-name="T12">for</text:span><text:span text:style-name="T15"> j</text:span><text:span text:style-name="T14">:=</text:span><text:span text:style-name="T17">0</text:span><text:span text:style-name="T14">;</text:span><text:span text:style-name="T15"> j&lt;n</text:span><text:span text:style-name="T14">;</text:span><text:span text:style-name="T15"> j</text:span><text:span text:style-name="T14">++{</text:span></text:p>
        </text:list-item>
        <text:list-item>
          <text:p text:style-name="P20">            <text:span text:style-name="T12">if</text:span><text:span text:style-name="T15"> </text:span><text:span text:style-name="T14">!</text:span><text:span text:style-name="T15">used</text:span><text:span text:style-name="T14">[</text:span><text:span text:style-name="T15">j</text:span><text:span text:style-name="T14">]</text:span><text:span text:style-name="T15"> &amp;&amp; dist</text:span><text:span text:style-name="T14">[</text:span><text:span text:style-name="T15">j</text:span><text:span text:style-name="T14">].</text:span><text:span text:style-name="T15">weight &lt; minDist</text:span><text:span text:style-name="T14">{</text:span></text:p>
        </text:list-item>
        <text:list-item>
          <text:p text:style-name="P20">                <text:span text:style-name="T15">minDist </text:span><text:span text:style-name="T14">=</text:span><text:span text:style-name="T15"> dist</text:span><text:span text:style-name="T14">[</text:span><text:span text:style-name="T15">j</text:span><text:span text:style-name="T14">].</text:span><text:span text:style-name="T15">weight</text:span></text:p>
        </text:list-item>
        <text:list-item>
          <text:p text:style-name="P20">                <text:span text:style-name="T15">u </text:span><text:span text:style-name="T14">=</text:span><text:span text:style-name="T15"> j</text:span></text:p>
        </text:list-item>
        <text:list-item>
          <text:p text:style-name="P20">                <text:span text:style-name="T15">changed</text:span><text:span text:style-name="T14">=</text:span><text:span text:style-name="T21">true</text:span></text:p>
        </text:list-item>
        <text:list-item>
          <text:p text:style-name="P20">            <text:span text:style-name="T14">}</text:span></text:p>
        </text:list-item>
        <text:list-item>
          <text:p text:style-name="P20">        <text:span text:style-name="T14">}</text:span></text:p>
        </text:list-item>
        <text:list-item>
          <text:p text:style-name="P20">        <text:span text:style-name="T12">if</text:span><text:span text:style-name="T15"> changed </text:span><text:span text:style-name="T14">{</text:span></text:p>
        </text:list-item>
        <text:list-item>
          <text:p text:style-name="P20">            <text:span text:style-name="T15">cost </text:span><text:span text:style-name="T14">+=</text:span><text:span text:style-name="T15"> minDist</text:span></text:p>
        </text:list-item>
        <text:list-item>
          <text:p text:style-name="P20">            <text:span text:style-name="T15">used</text:span><text:span text:style-name="T14">[</text:span><text:span text:style-name="T15">u</text:span><text:span text:style-name="T14">]</text:span><text:span text:style-name="T15"> </text:span><text:span text:style-name="T14">=</text:span><text:span text:style-name="T15"> </text:span><text:span text:style-name="T21">true</text:span></text:p>
        </text:list-item>
        <text:list-item>
          <text:p text:style-name="P20">            <text:span text:style-name="T12">for</text:span><text:span text:style-name="T15"> v </text:span><text:span text:style-name="T14">:=</text:span><text:span text:style-name="T15"> </text:span><text:span text:style-name="T17">0</text:span><text:span text:style-name="T14">;</text:span><text:span text:style-name="T15"> v &lt; n</text:span><text:span text:style-name="T14">;</text:span><text:span text:style-name="T15"> v</text:span><text:span text:style-name="T14">++</text:span><text:span text:style-name="T15"> </text:span><text:span text:style-name="T14">{</text:span></text:p>
        </text:list-item>
        <text:list-item>
          <text:p text:style-name="P20">                <text:span text:style-name="T12">if</text:span><text:span text:style-name="T15"> w</text:span><text:span text:style-name="T14">[</text:span><text:span text:style-name="T15">u</text:span><text:span text:style-name="T14">][</text:span><text:span text:style-name="T15">v</text:span><text:span text:style-name="T14">]</text:span><text:span text:style-name="T15"> &lt; dist</text:span><text:span text:style-name="T14">[</text:span><text:span text:style-name="T15">v</text:span><text:span text:style-name="T14">].</text:span><text:span text:style-name="T15">weight &amp;&amp; w</text:span><text:span text:style-name="T14">[</text:span><text:span text:style-name="T15">u</text:span><text:span text:style-name="T14">][</text:span><text:span text:style-name="T15">v</text:span><text:span text:style-name="T14">]</text:span><text:span text:style-name="T15"> </text:span><text:span text:style-name="T14">!=</text:span><text:span text:style-name="T15"> </text:span><text:span text:style-name="T17">0</text:span><text:span text:style-name="T15"> </text:span><text:span text:style-name="T14">{</text:span></text:p>
        </text:list-item>
        <text:list-item>
          <text:p text:style-name="P20">                    <text:span text:style-name="T15">dist</text:span><text:span text:style-name="T14">[</text:span><text:span text:style-name="T15">v</text:span><text:span text:style-name="T14">].</text:span><text:span text:style-name="T15">weight </text:span><text:span text:style-name="T14">=</text:span><text:span text:style-name="T15"> w</text:span><text:span text:style-name="T14">[</text:span><text:span text:style-name="T15">u</text:span><text:span text:style-name="T14">][</text:span><text:span text:style-name="T15">v</text:span><text:span text:style-name="T14">]</text:span></text:p>
        </text:list-item>
        <text:list-item>
          <text:p text:style-name="P20">                    <text:span text:style-name="T15">dist</text:span><text:span text:style-name="T14">[</text:span><text:span text:style-name="T15">v</text:span><text:span text:style-name="T14">].</text:span><text:span text:style-name="T15">to </text:span><text:span text:style-name="T14">=</text:span><text:span text:style-name="T15"> u</text:span></text:p>
        </text:list-item>
        <text:list-item>
          <text:p text:style-name="P20">                <text:span text:style-name="T14">}</text:span></text:p>
        </text:list-item>
        <text:list-item>
          <text:p text:style-name="P20">            <text:span text:style-name="T14">}</text:span></text:p>
        </text:list-item>
        <text:list-item>
          <text:p text:style-name="P20">        <text:span text:style-name="T14">}</text:span></text:p>
        </text:list-item>
        <text:list-item>
          <text:p text:style-name="P20">    <text:span text:style-name="T14">}</text:span></text:p>
        </text:list-item>
        <text:list-item>
          <text:p text:style-name="P20">    <text:span text:style-name="T12">return</text:span><text:span text:style-name="T15"> cost</text:span></text:p>
        </text:list-item>
        <text:list-item>
          <text:p text:style-name="P24">}</text:p>
        </text:list-item>
      </text:list>
      <text:p text:style-name="P8">Результаты работы программы (графики):</text:p>
      <text:p text:style-name="P11">Эксперимент а):</text:p>
      <text:p text:style-name="P11"><draw:frame draw:style-name="fr1" draw:name="Объект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/>
      <text:p text:style-name="P11"/>
      <text:p text:style-name="P11"><text:soft-page-break/>Эксперимент б):</text:p>
      <text:p text:style-name="P11"/>
      <text:p text:style-name="P7"><draw:frame draw:style-name="fr1" draw:name="Объект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Вывод:</text:p>
      <text:p text:style-name="P11">В ходе выполненной лабораторной работы были изучены алгоритмы нахождения минимального остова графа. На практике был написан алгоритм Краскала и алгоритм Прима, для которых было вычислено время исполнения. Исходя из графиков можно заметить, что Алгоритм Краскала выполняется медленнее из-за наличия сортировки ребер графа по возрастанию их весов, так что данный алгоритм подходит для разреженных графов. Практика показала, что для плотных графов алгоритм Прима подходит лучше, чем Краска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2:19:35.276295618</meta:creation-date>
    <dc:date>2018-05-16T22:38:35.731273991</dc:date>
    <meta:editing-duration>PT18M59S</meta:editing-duration>
    <meta:editing-cycles>2</meta:editing-cycles>
    <meta:generator>LibreOffice/5.1.6.2$Linux_X86_64 LibreOffice_project/10m0$Build-2</meta:generator>
    <meta:print-date>2018-05-16T22:38:19.603947177</meta:print-date>
    <meta:document-statistic meta:table-count="0" meta:image-count="0" meta:object-count="2" meta:page-count="6" meta:paragraph-count="172" meta:word-count="661" meta:character-count="4906" meta:non-whitespace-character-count="36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1.057cm" svg:y="3.453cm" style:legend-expansion="high" chart:style-name="ch2"/>
        <chart:plot-area chart:style-name="ch3" chart:data-source-has-labels="both" svg:x="0.319cm" svg:y="0.179cm" svg:width="10.419cm" svg:height="8.641cm">
          <chartooo:coordinate-region svg:x="1.311cm" svg:y="0.379cm" svg:width="8.962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regression-curve chart:style-name="ch7"/>
            <chart:data-point chart:repeated="79"/>
            <chart:data-point chart:style-name="ch8"/>
            <chart:data-point chart:repeated="11"/>
            <chart:data-point chart:style-name="ch8"/>
            <chart:data-point chart:repeated="8"/>
          </chart:series>
          <chart:series chart:style-name="ch9" chart:values-cell-range-address="local-table.$D$2:.$D$101" chart:label-cell-address="local-table.$D$1" chart:class="chart:scatter">
            <chart:regression-curve chart:style-name="ch10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69">
                <text:p>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8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97">
                <text:p>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95">
                <text:p>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06">
                <text:p>1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18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35">
                <text:p>1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54">
                <text:p>1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65">
                <text:p>1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76">
                <text:p>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86">
                <text:p>1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96">
                <text:p>1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07">
                <text:p>2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76">
                <text:p>2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37">
                <text:p>2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51">
                <text:p>2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72">
                <text:p>2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76">
                <text:p>2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91">
                <text:p>2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11">
                <text:p>3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331">
                <text:p>3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367">
                <text:p>36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362">
                <text:p>3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386">
                <text:p>38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398">
                <text:p>3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420">
                <text:p>4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442">
                <text:p>4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475">
                <text:p>4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478">
                <text:p>4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497">
                <text:p>49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523">
                <text:p>52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542">
                <text:p>5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576">
                <text:p>57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584">
                <text:p>58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605">
                <text:p>6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643">
                <text:p>64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694">
                <text:p>69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696">
                <text:p>69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710">
                <text:p>7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741">
                <text:p>7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758">
                <text:p>75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779">
                <text:p>77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817">
                <text:p>81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852">
                <text:p>85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872">
                <text:p>87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887">
                <text:p>88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928">
                <text:p>92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964">
                <text:p>96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996">
                <text:p>99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020">
                <text:p>102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055">
                <text:p>105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081">
                <text:p>108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126">
                <text:p>112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147">
                <text:p>114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216">
                <text:p>121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287">
                <text:p>128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260">
                <text:p>126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292">
                <text:p>1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346">
                <text:p>134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356">
                <text:p>135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398">
                <text:p>139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432">
                <text:p>143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474">
                <text:p>147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498">
                <text:p>149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573">
                <text:p>157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584">
                <text:p>158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622">
                <text:p>16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666">
                <text:p>166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734">
                <text:p>173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813">
                <text:p>181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783">
                <text:p>178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842">
                <text:p>184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889">
                <text:p>188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881">
                <text:p>188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920">
                <text:p>192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992">
                <text:p>199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999">
                <text:p>199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082">
                <text:p>208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108">
                <text:p>210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168">
                <text:p>2168</text:p>
              </table:table-cell>
              <table:table-cell office:value-type="float" office:value="691">
                <text:p>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0.024cm" svg:y="3.254cm" style:legend-expansion="high" chart:style-name="ch2"/>
        <chart:plot-area chart:style-name="ch3" chart:data-source-has-labels="both" svg:x="0.319cm" svg:y="0.179cm" svg:width="9.386cm" svg:height="8.641cm">
          <chartooo:coordinate-region svg:x="1.311cm" svg:y="0.379cm" svg:width="7.744cm" svg:height="7.794cm"/>
          <chart:axis chart:dimension="x" chart:name="primary-x" chart:style-name="ch4" chartooo:axis-type="auto">
            <chart:categories table:cell-range-address="local-table.$A$2:.$A$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2" chart:label-cell-address="local-table.$C$1" chart:class="chart:scatter">
            <chart:domain table:cell-range-address="local-table.$B$2:.$B$92"/>
            <chart:regression-curve chart:style-name="ch7"/>
            <chart:data-point chart:repeated="91"/>
          </chart:series>
          <chart:series chart:style-name="ch8" chart:values-cell-range-address="local-table.$D$2:.$D$92" chart:label-cell-address="local-table.$D$1" chart:class="chart:scatter">
            <chart:regression-curve chart:style-name="ch9"/>
            <chart:data-point chart:repeated="58"/>
            <chart:data-point chart:style-name="ch10"/>
            <chart:data-point chart:repeated="14"/>
            <chart:data-point chart:style-name="ch10"/>
            <chart:data-point chart:repeated="3"/>
            <chart:data-point chart:style-name="ch10"/>
            <chart:data-point chart:repeated="3"/>
            <chart:data-point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Алгоритм краскалла</text:p>
              </table:table-cell>
              <table:table-cell office:value-type="string">
                <text:p>Алгоритм Прим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27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67">
                <text:p>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81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12">
                <text:p>2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267">
                <text:p>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305">
                <text:p>3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334">
                <text:p>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380">
                <text:p>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425">
                <text:p>4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477">
                <text:p>4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523">
                <text:p>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574">
                <text:p>5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638">
                <text:p>6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686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751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812">
                <text:p>8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878">
                <text:p>8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938">
                <text:p>9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010">
                <text:p>10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077">
                <text:p>1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148">
                <text:p>11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225">
                <text:p>1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321">
                <text:p>13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410">
                <text:p>14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520">
                <text:p>15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593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651">
                <text:p>16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775">
                <text:p>17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856">
                <text:p>18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974">
                <text:p>19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2081">
                <text:p>20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2173">
                <text:p>21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2290">
                <text:p>22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2427">
                <text:p>24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2536">
                <text:p>25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2626">
                <text:p>26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2773">
                <text:p>27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945">
                <text:p>29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3043">
                <text:p>30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3182">
                <text:p>31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3285">
                <text:p>32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3435">
                <text:p>34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3562">
                <text:p>35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3730">
                <text:p>37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3862">
                <text:p>38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4010">
                <text:p>40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4186">
                <text:p>418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4337">
                <text:p>43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4462">
                <text:p>44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4615">
                <text:p>461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4811">
                <text:p>48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5189">
                <text:p>518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5223">
                <text:p>52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5383">
                <text:p>538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5731">
                <text:p>573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5771">
                <text:p>57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915">
                <text:p>59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6076">
                <text:p>60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6308">
                <text:p>630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6563">
                <text:p>656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6877">
                <text:p>68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6925">
                <text:p>692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7072">
                <text:p>70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7293">
                <text:p>729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825">
                <text:p>782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7813">
                <text:p>781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7967">
                <text:p>796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8262">
                <text:p>826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8662">
                <text:p>866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8851">
                <text:p>885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9016">
                <text:p>901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9295">
                <text:p>9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9426">
                <text:p>94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9788">
                <text:p>978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0075">
                <text:p>1007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0233">
                <text:p>1023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0615">
                <text:p>1061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0852">
                <text:p>1085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1073">
                <text:p>1107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1394">
                <text:p>11394</text:p>
              </table:table-cell>
              <table:table-cell office:value-type="float" office:value="364">
                <text:p>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